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4146208EB69DBD78DC9.png" manifest:media-type="image/png"/>
  <manifest:file-entry manifest:full-path="Pictures/10000001000003BA00000414A8FA8C30D64A95C5.png" manifest:media-type="image/png"/>
  <manifest:file-entry manifest:full-path="Pictures/100000010000077900000438200DC2B3430AC8C8.png" manifest:media-type="image/png"/>
  <manifest:file-entry manifest:full-path="Pictures/10000001000003BA0000041444F4714EC911F697.png" manifest:media-type="image/png"/>
  <manifest:file-entry manifest:full-path="Pictures/1000000100000779000004389BED3926AF7DC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7cm" svg:height="9.597cm" draw:z-index="0"><draw:image xlink:href="Pictures/1000000100000779000004389BED3926AF7DC118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17cm" svg:height="9.597cm" draw:z-index="1"><draw:image xlink:href="Pictures/100000010000077900000438200DC2B3430AC8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3" text:anchor-type="char" svg:width="12.825cm" svg:height="13.152cm" draw:z-index="2"><draw:image xlink:href="Pictures/10000001000003BA00000414A8FA8C30D64A95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width="13.718cm" svg:height="15.011cm" draw:z-index="3"><draw:image xlink:href="Pictures/10000001000003BA000004146208EB69DBD78DC9.png" xlink:type="simple" xlink:show="embed" xlink:actuate="onLoad" draw:mime-type="image/png"/></draw:frame><text:soft-page-break/></text:p>
      <text:p text:style-name="Standard"><draw:frame draw:style-name="fr1" draw:name="Image5" text:anchor-type="char" svg:x="2.03cm" svg:y="6.29cm" svg:width="11.252cm" svg:height="12.314cm" draw:z-index="4"><draw:image xlink:href="Pictures/10000001000003BA0000041444F4714EC911F6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17.722432931</meta:creation-date>
    <meta:generator>LibreOffice/7.3.7.2$Linux_X86_64 LibreOffice_project/30$Build-2</meta:generator>
    <dc:date>2023-10-10T09:07:15.199055784</dc:date>
    <meta:editing-duration>PT3H4M23S</meta:editing-duration>
    <meta:editing-cycles>13</meta:editing-cycles>
    <meta:document-statistic meta:table-count="0" meta:image-count="5" meta:object-count="0" meta:page-count="6" meta:paragraph-count="0" meta:word-count="0" meta:character-count="0" meta:non-whitespace-character-count="0"/>
  </office:meta>
</office:document-meta>
</file>